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6917" officeooo:paragraph-rsid="00036917"/>
    </style:style>
    <style:style style:name="P2" style:family="paragraph" style:parent-style-name="Standard">
      <style:text-properties officeooo:rsid="00036917" officeooo:paragraph-rsid="0003d6d8"/>
    </style:style>
    <style:style style:name="P3" style:family="paragraph" style:parent-style-name="Standard">
      <style:text-properties officeooo:rsid="00036917" officeooo:paragraph-rsid="00040ae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36917" officeooo:paragraph-rsid="0003691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3c8ab" officeooo:paragraph-rsid="0003c8ab"/>
    </style:style>
    <style:style style:name="P6" style:family="paragraph" style:parent-style-name="Standard">
      <style:text-properties officeooo:rsid="0003d6d8" officeooo:paragraph-rsid="0003d6d8"/>
    </style:style>
    <style:style style:name="P7" style:family="paragraph" style:parent-style-name="Standard">
      <style:text-properties fo:font-weight="bold" officeooo:rsid="0003c8ab" officeooo:paragraph-rsid="0003c8ab" style:font-weight-asian="bold" style:font-weight-complex="bold"/>
    </style:style>
    <style:style style:name="P8" style:family="paragraph" style:parent-style-name="Standard">
      <style:text-properties fo:font-weight="bold" officeooo:rsid="00036917" officeooo:paragraph-rsid="0003d6d8" style:font-weight-asian="bold" style:font-weight-complex="bold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36917" officeooo:paragraph-rsid="00036917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36917" officeooo:paragraph-rsid="0003d6d8"/>
    </style:style>
    <style:style style:name="T1" style:family="text">
      <style:text-properties officeooo:rsid="0003c8ab"/>
    </style:style>
    <style:style style:name="T2" style:family="text">
      <style:text-properties officeooo:rsid="0003d6d8"/>
    </style:style>
    <style:style style:name="T3" style:family="text">
      <style:text-properties officeooo:rsid="00040ae7"/>
    </style:style>
    <style:style style:name="T4" style:family="text">
      <style:text-properties officeooo:rsid="0004cf0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cf0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cion 2 </text:p>
      <text:p text:style-name="P4">Expresiones logicas y relacionales</text:p>
      <text:p text:style-name="P4"/>
      <text:p text:style-name="P1"/>
      <text:p text:style-name="P1"><text:span text:style-name="T5">Valores de las variables</text:span>:</text:p>
      <text:p text:style-name="P1"/>
      <text:p text:style-name="P1">a = 3</text:p>
      <text:p text:style-name="P1"/>
      <text:p text:style-name="P1">b = 4</text:p>
      <text:p text:style-name="P1"/>
      <text:p text:style-name="P1">c = 3</text:p>
      <text:p text:style-name="P9"/>
      <text:p text:style-name="P1"/>
      <text:p text:style-name="P1"><text:span text:style-name="T5">1.- (a</text:span><text:span text:style-name="T6">&lt;</text:span><text:span text:style-name="T5">b) </text:span>= 3<text:span text:style-name="T4">&lt;</text:span>4 = <text:span text:style-name="T4">V</text:span></text:p>
      <text:p text:style-name="P1"/>
      <text:p text:style-name="P1"><text:span text:style-name="T5">2.- (a&gt;=c) </text:span>= 3&gt;=3 = V</text:p>
      <text:p text:style-name="P1"/>
      <text:p text:style-name="P1"><text:span text:style-name="T5">3.- ((a&lt;b) &amp;&amp; (a&gt;=c))</text:span> = ((3&lt;4) &amp;&amp; (3&gt;=3)) = V</text:p>
      <text:p text:style-name="P1"/>
      <text:p text:style-name="P1"><text:span text:style-name="T5">4.- ( (a&lt;b) || (a&gt;c) ) </text:span>= ((3&lt;4 || 3&gt;3)) = V</text:p>
      <text:p text:style-name="P1"/>
      <text:p text:style-name="P1"><text:span text:style-name="T5">5.- ! ( (a&lt;b) &amp;&amp; (a&gt;=c) ) </text:span>= ! ((3&lt;4)) &amp;&amp; (3&gt;=3)) = F</text:p>
      <text:p text:style-name="P1"/>
      <text:p text:style-name="P1"><text:span text:style-name="T5">6.- !( !(a&lt;b) || !(a&gt;c) ) </text:span>=</text:p>
      <text:p text:style-name="P1"/>
      <text:p text:style-name="P1"/>
      <text:p text:style-name="P1"><text:s/>!( !(3&lt;4) || !(3&gt;3) ) =</text:p>
      <text:p text:style-name="P1"/>
      <text:p text:style-name="P1"><text:s/>! (! (<text:span text:style-name="T1">V</text:span>) || ! (<text:span text:style-name="T1">F</text:span>)) = </text:p>
      <text:p text:style-name="P1"/>
      <text:p text:style-name="P1">!(<text:span text:style-name="T1">F</text:span> || <text:span text:style-name="T1">V</text:span> ) =</text:p>
      <text:p text:style-name="P1"/>
      <text:p text:style-name="P1">!<text:span text:style-name="T1">(V) = </text:span></text:p>
      <text:p text:style-name="P1"/>
      <text:p text:style-name="P1"><text:s/><text:span text:style-name="T1">F</text:span></text:p>
      <text:p text:style-name="P1"/>
      <text:p text:style-name="P1"/>
      <text:p text:style-name="P5"><text:span text:style-name="T5">7.- ( (a==b) || (a==c) ) </text:span>= ((3==4 || (3==3)) = V</text:p>
      <text:p text:style-name="P7"/>
      <text:p text:style-name="P5"><text:span text:style-name="T5">8.- ((a+1) &gt;= c) </text:span>= ((3+1) &gt;= 3) = V</text:p>
      <text:p text:style-name="P5"/>
      <text:p text:style-name="P5"><text:span text:style-name="T5">9.- !( (a&gt;b) &amp;&amp; (b&gt;c) &amp;&amp; (c&gt;a) )</text:span> = !((3&gt;4) &amp;&amp; (4&gt;3) &amp;&amp; (3&gt;3)) = !(F) = V</text:p>
      <text:p text:style-name="P5"/>
      <text:p text:style-name="P5"><text:span text:style-name="T5">10.- <text:s/>( (a&gt;b) || (b&gt;c) || (c&gt;a) )</text:span> = ((3&gt;4) || (4&gt;3) || (3&gt;3)) = V</text:p>
      <text:p text:style-name="P5"/>
      <text:p text:style-name="P5"/>
      <text:p text:style-name="P5"><text:span text:style-name="T5">11. ( (a&gt;=b) &amp;&amp; (b&gt;=c) &amp;&amp; (c&gt;=a) ) </text:span>= ((3&gt;=4) &amp;&amp; (4&gt;=3) &amp;&amp; (3&gt;=3)) = F</text:p>
      <text:p text:style-name="P5"/>
      <text:p text:style-name="P5"/>
      <text:p text:style-name="P5"><text:span text:style-name="T5">12. ( (a&gt;=b) || (b&gt;=c) || (c&gt;=a) )</text:span>= ((3&gt;=4) || (4&gt;=3) <text:span text:style-name="T2">|| (3&gt;=3)) = V</text:span></text:p>
      <text:p text:style-name="P5"/>
      <text:p text:style-name="P5"/>
      <text:p text:style-name="P7"><text:soft-page-break/></text:p>
      <text:p text:style-name="P8">Valores de las variables:</text:p>
      <text:p text:style-name="P8"/>
      <text:p text:style-name="P2">a = ‘<text:span text:style-name="T2">a’ | a = 97</text:span></text:p>
      <text:p text:style-name="P2"/>
      <text:p text:style-name="P2">b = ‘<text:span text:style-name="T2">c’ | b = 99</text:span></text:p>
      <text:p text:style-name="P2"/>
      <text:p text:style-name="P2">c = ‘<text:span text:style-name="T2">b’ | c =98</text:span></text:p>
      <text:p text:style-name="P10"/>
      <text:p text:style-name="P2"/>
      <text:p text:style-name="P2"><text:span text:style-name="T5">1. (a&lt;b)</text:span> <text:span text:style-name="T2">= (97&lt;99) = V</text:span></text:p>
      <text:p text:style-name="P6"/>
      <text:p text:style-name="P2"><text:span text:style-name="T5">2. (a&gt;=c) </text:span><text:span text:style-name="T2">= (97&gt;=98) = F</text:span></text:p>
      <text:p text:style-name="P2"/>
      <text:p text:style-name="P2"><text:span text:style-name="T5">3. ( (a&lt;b) <text:s/>&amp;&amp; <text:s/>(a&gt;=c) ) </text:span><text:span text:style-name="T2">= </text:span><text:s/>( (<text:span text:style-name="T2">97</text:span>&lt;<text:span text:style-name="T2">99</text:span>) <text:s/>&amp;&amp; <text:s/>(<text:span text:style-name="T2">97</text:span>&gt;=<text:span text:style-name="T2">98</text:span>) ) <text:span text:style-name="T2">= F</text:span></text:p>
      <text:p text:style-name="P2"/>
      <text:p text:style-name="P2"><text:span text:style-name="T5">4. ( (a&lt;b) || (a&gt;c) ) </text:span><text:span text:style-name="T2">= </text:span><text:s/>( (<text:span text:style-name="T2">97</text:span>&lt;<text:span text:style-name="T2">99</text:span>) || (<text:span text:style-name="T2">97</text:span>&gt;<text:span text:style-name="T2">98</text:span>) ) <text:span text:style-name="T2">= V</text:span></text:p>
      <text:p text:style-name="P2"/>
      <text:p text:style-name="P2"><text:span text:style-name="T5">5. ! ( (a&lt;b) &amp;&amp; (a&gt;=c) ) </text:span><text:span text:style-name="T2">= </text:span>! ( (<text:span text:style-name="T2">97</text:span>&lt;<text:span text:style-name="T2">99</text:span>) &amp;&amp; (<text:span text:style-name="T2">97</text:span>&gt;=<text:span text:style-name="T2">98</text:span>) ) <text:span text:style-name="T2">= V</text:span></text:p>
      <text:p text:style-name="P2"/>
      <text:p text:style-name="P2"><text:span text:style-name="T5">6. <text:s/>!( !(a&lt;b) || !(a&gt;c) ) </text:span><text:span text:style-name="T2">= </text:span>!( !(<text:span text:style-name="T2">97</text:span>&lt;<text:span text:style-name="T2">99</text:span>) || !(<text:span text:style-name="T2">97</text:span>&gt;<text:span text:style-name="T2">98</text:span>) ) <text:span text:style-name="T2">= F</text:span></text:p>
      <text:p text:style-name="P2"/>
      <text:p text:style-name="P2"><text:span text:style-name="T5">7. ( (a==b) || (a==c) ) </text:span><text:span text:style-name="T2">= ((97==99 || 97==98 )) = F</text:span></text:p>
      <text:p text:style-name="P2"/>
      <text:p text:style-name="P2"><text:span text:style-name="T5">8. ( (a+1) &gt;= c ) </text:span><text:span text:style-name="T2">= </text:span><text:s/>( (<text:span text:style-name="T2">97</text:span>+1) &gt;= <text:span text:style-name="T2">98 </text:span>) <text:span text:style-name="T2">= V</text:span></text:p>
      <text:p text:style-name="P2"/>
      <text:p text:style-name="P2"><text:span text:style-name="T5">9. !( (a&gt;b) &amp;&amp; (b&gt;c) &amp;&amp; (c&gt;a) ) </text:span><text:span text:style-name="T2">= </text:span>!( (<text:span text:style-name="T2">97</text:span>&gt;<text:span text:style-name="T2">99</text:span>) &amp;&amp; (<text:span text:style-name="T2">99</text:span>&gt;<text:span text:style-name="T2">98</text:span>) &amp;&amp; (<text:span text:style-name="T2">98</text:span>&gt;<text:span text:style-name="T2">97</text:span>) ) <text:span text:style-name="T2">= V</text:span> </text:p>
      <text:p text:style-name="P2"/>
      <text:p text:style-name="P2"><text:span text:style-name="T5">10. <text:s text:c="2"/>( (a&gt;b) || (b&gt;c) || (c&gt;a) ) </text:span><text:span text:style-name="T2">= </text:span>( (<text:span text:style-name="T2">97</text:span>&gt;<text:span text:style-name="T2">99</text:span>) || (<text:span text:style-name="T2">99</text:span>&gt;<text:span text:style-name="T2">98</text:span>) || (<text:span text:style-name="T2">98</text:span>&gt;<text:span text:style-name="T2">97</text:span>) ) <text:span text:style-name="T2">= V</text:span></text:p>
      <text:p text:style-name="P2"/>
      <text:p text:style-name="P3"><text:span text:style-name="T5">11. ( (a&gt;=b) &amp;&amp; (b&gt;=c) &amp;&amp; (c&gt;=a) )</text:span><text:span text:style-name="T3"> = </text:span><text:s/>( (<text:span text:style-name="T3">97</text:span>&gt;=<text:span text:style-name="T3">99</text:span>) &amp;&amp; (<text:span text:style-name="T3">99</text:span>&gt;=<text:span text:style-name="T3">98</text:span>) &amp;&amp; (<text:span text:style-name="T3">98</text:span>&gt;=<text:span text:style-name="T3">97</text:span>) )<text:span text:style-name="T3"> = F</text:span></text:p>
      <text:p text:style-name="P8"/>
      <text:p text:style-name="P2"><text:span text:style-name="T5">12. ( (a&gt;=b) || (b&gt;=c) || (c&gt;=a) ) </text:span><text:span text:style-name="T3">= </text:span><text:s/><text:span text:style-name="T3">(</text:span>(<text:span text:style-name="T3">97</text:span>&gt;=<text:span text:style-name="T3">99</text:span>) || (<text:span text:style-name="T3">99</text:span>&gt;=<text:span text:style-name="T3">98</text:span>) || (<text:span text:style-name="T3">98</text:span>&gt;=<text:span text:style-name="T3">97</text:span>) )<text:span text:style-name="T3"> = </text:span><text:s/><text:span text:style-name="T3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20:07:09.954448171</meta:creation-date>
    <dc:date>2021-09-30T20:48:29.985595037</dc:date>
    <meta:editing-duration>PT7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374" meta:character-count="1449" meta:non-whitespace-character-count="1093"/>
  </office:meta>
</office:document-meta>
</file>